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2000001CAC69CA85C34080C9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909cm" fo:min-width="5.469cm"/>
    </style:style>
    <style:style style:name="gr3" style:family="graphic" style:parent-style-name="standard">
      <style:graphic-properties draw:textarea-horizontal-align="justify" draw:textarea-vertical-align="middle" draw:auto-grow-height="false" fo:min-height="0.783cm" fo:min-width="4.47cm"/>
    </style:style>
    <style:style style:name="gr4" style:family="graphic" style:parent-style-name="standard">
      <style:graphic-properties draw:textarea-vertical-align="middle"/>
    </style:style>
    <style:style style:name="gr5" style:family="graphic" style:parent-style-name="standard">
      <style:graphic-properties svg:stroke-width="0.053cm" svg:stroke-color="#ffff00" draw:marker-start-width="0.279cm" draw:marker-end-width="0.279cm" draw:textarea-vertical-align="middle" fo:padding-top="0.151cm" fo:padding-bottom="0.151cm" fo:padding-left="0.276cm" fo:padding-right="0.276cm"/>
    </style:style>
    <style:style style:name="gr6" style:family="graphic" style:parent-style-name="standard">
      <style:graphic-properties svg:stroke-color="#ffff00" draw:textarea-vertical-align="middle"/>
    </style:style>
    <style:style style:name="gr7" style:family="graphic" style:parent-style-name="standard">
      <style:graphic-properties svg:stroke-color="#ff3333" draw:textarea-vertical-align="middle"/>
    </style:style>
    <style:style style:name="gr8" style:family="graphic" style:parent-style-name="standard">
      <style:graphic-properties svg:stroke-width="0.053cm" svg:stroke-color="#ff3333" draw:marker-start-width="0.279cm" draw:marker-end-width="0.279cm" draw:textarea-vertical-align="middle" fo:padding-top="0.151cm" fo:padding-bottom="0.151cm" fo:padding-left="0.276cm" fo:padding-right="0.276cm"/>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vertical-align="middle"/>
    </style:style>
    <style:style style:name="gr11" style:family="graphic" style:parent-style-name="objectwithoutfill">
      <style:graphic-properties svg:stroke-color="#ffff00" draw:fill="none" draw:textarea-vertical-align="middle"/>
    </style:style>
    <style:style style:name="gr12" style:family="graphic" style:parent-style-name="objectwithoutfill">
      <style:graphic-properties svg:stroke-color="#ff3333" draw:fill="none" draw:textarea-vertical-align="middle"/>
    </style:style>
    <style:style style:name="gr13" style:family="graphic" style:parent-style-name="objectwithoutfill">
      <style:graphic-properties svg:stroke-color="#000000"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4" draw:id="id4" draw:layer="layout" svg:width="14.209cm" svg:height="10.668cm" svg:x="12.049cm" svg:y="16.24cm">
          <draw:image xlink:href="Pictures/1000020100000262000001CAC69CA85C34080C91.png" xlink:type="simple" xlink:show="embed" xlink:actuate="onLoad">
            <text:p/>
          </draw:image>
        </draw:frame>
        <draw:custom-shape draw:style-name="gr2" draw:text-style-name="P1" draw:layer="layout" svg:width="5.969cm" svg:height="2.159cm" svg:x="2.016cm" svg:y="2.143cm">
          <text:p text:style-name="P1">3.3V power</text:p>
          <text:p text:style-name="P1">+ <text:s text:c="23"/>-</text:p>
          <draw:enhanced-geometry svg:viewBox="0 0 21600 21600" draw:type="rectangle" draw:enhanced-path="M 0 0 L 21600 0 21600 21600 0 21600 0 0 Z N"/>
        </draw:custom-shape>
        <draw:custom-shape draw:style-name="gr3" draw:text-style-name="P1" xml:id="id1" draw:id="id1" draw:layer="layout" svg:width="5.08cm" svg:height="1.143cm" svg:x="8.874cm" svg:y="16.24cm">
          <text:p text:style-name="P1">Resistor 10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4.699cm" svg:height="4.699cm" svg:x="4.556cm" svg:y="11.795cm" draw:kind="cut" draw:start-angle="358.57" draw:end-angle="182.52">
          <text:p text:style-name="P1">DS18B20+</text:p>
          <text:p text:style-name="P1">- <text:s text:c="2"/>S <text:s text:c="2"/>+</text:p>
        </draw:circle>
        <draw:connector draw:style-name="gr5" draw:text-style-name="P1" draw:layer="layout" svg:x1="6.957cm" svg:y1="15.14cm" svg:x2="6.712cm" svg:y2="20.138cm" svg:d="M6957 15140v2499h-245v2499" svg:viewBox="0 0 246 4999">
          <text:p/>
        </draw:connector>
        <draw:connector draw:style-name="gr6" draw:text-style-name="P1" draw:layer="layout" svg:x1="7.006cm" svg:y1="17.002cm" svg:x2="8.874cm" svg:y2="16.811cm" draw:end-shape="id1" draw:end-glue-point="3" svg:d="M7006 17002h684v-191h1184" svg:viewBox="0 0 1869 192">
          <text:p/>
        </draw:connector>
        <draw:connector draw:style-name="gr7" draw:text-style-name="P1" xml:id="id3" draw:id="id3" draw:layer="layout" svg:x1="13.954cm" svg:y1="16.811cm" svg:x2="11.661cm" svg:y2="14.454cm" draw:start-shape="id1" draw:start-glue-point="1" svg:d="M13954 16811h502v-2357h-2795" svg:viewBox="0 0 2796 2358">
          <text:p/>
        </draw:connector>
        <draw:connector draw:style-name="gr8" draw:text-style-name="P1" draw:layer="layout" svg:x1="2.597cm" svg:y1="4.753cm" svg:x2="2.156cm" svg:y2="26.605cm" svg:d="M2597 4753v10926h-441v10926" svg:viewBox="0 0 442 21853">
          <text:p/>
        </draw:connector>
        <draw:connector draw:style-name="gr7" draw:text-style-name="P1" xml:id="id2" draw:id="id2" draw:layer="layout" svg:x1="2.94cm" svg:y1="11.073cm" svg:x2="9.407cm" svg:y2="11.073cm" svg:d="M2940 11073h6467" svg:viewBox="0 0 6468 1">
          <text:p/>
        </draw:connector>
        <draw:connector draw:style-name="gr7" draw:text-style-name="P1" draw:layer="layout" svg:x1="9.407cm" svg:y1="11.073cm" svg:x2="11.661cm" svg:y2="14.454cm" draw:start-shape="id2" draw:start-glue-point="3" draw:end-shape="id3" draw:end-glue-point="3" svg:d="M9407 11073v1691h2254v1690" svg:viewBox="0 0 2255 3382">
          <text:p/>
        </draw:connector>
        <draw:connector draw:style-name="gr7" draw:text-style-name="P1" draw:layer="layout" svg:x1="8.133cm" svg:y1="14.65cm" svg:x2="11.661cm" svg:y2="14.454cm" draw:end-shape="id3" draw:end-glue-point="3" svg:d="M8133 14650h1514v-196h2014" svg:viewBox="0 0 3529 197">
          <text:p/>
        </draw:connector>
        <draw:path draw:style-name="gr9" draw:text-style-name="P2" draw:layer="layout" svg:width="0.757cm" svg:height="0.172cm" draw:transform="rotate (-1.46014245221846) translate (8.09834404315066cm 13.9950734307138cm)" svg:viewBox="0 0 758 173" svg:d="M0 162l541 11 217-173">
          <text:p/>
        </draw:path>
        <draw:path draw:style-name="gr9" draw:text-style-name="P2" draw:layer="layout" svg:width="1.281cm" svg:height="0.406cm" draw:transform="rotate (1.4463543511277) translate (6.60183217620843cm 15.1384433173712cm)" svg:viewBox="0 0 1282 407" svg:d="M0 407l541-18 480-109 261-280">
          <text:p/>
        </draw:path>
        <draw:path draw:style-name="gr9" draw:text-style-name="P2" draw:layer="layout" svg:width="2.106cm" svg:height="0.991cm" draw:transform="rotate (-1.5707963267949) translate (5.89118521664252cm 14.307cm)" svg:viewBox="0 0 2107 992" svg:d="M0 12c580 58 1227-187 1715 294l392 490v196">
          <text:p/>
        </draw:path>
        <draw:connector draw:style-name="gr10" draw:text-style-name="P1" draw:layer="layout" svg:x1="26.258cm" svg:y1="21.574cm" svg:x2="26.258cm" svg:y2="21.574cm" draw:start-shape="id4" draw:end-shape="id4" svg:d="M26258 21574z" svg:viewBox="0 0 1 1">
          <text:p/>
        </draw:connector>
        <draw:path draw:style-name="gr11" draw:text-style-name="P2" draw:layer="layout" svg:width="10.855cm" svg:height="3.118cm" svg:x="6.957cm" svg:y="20.106cm" svg:viewBox="0 0 10856 3119" svg:d="M0 32c865 0 1735-72 2597 0 711 59 1399 271 2107 392 635 109 1265 263 1911 245 586-17 1184-101 1764 0 616 107 1426-454 1764 637 162 524 859 911 686 1519v294">
          <text:p/>
        </draw:path>
        <draw:path draw:style-name="gr12" draw:text-style-name="P2" draw:layer="layout" svg:width="7.497cm" svg:height="16.868cm" draw:transform="skewX (5.89030547728625E-017) rotate (-1.89246050793745) translate (19.8744084679806cm 24.2631191305429cm)" svg:viewBox="0 0 7498 16869" svg:d="M0 187c586-76 1194 18 1766-124 655-162 1392-43 1689 729 249 646 643 1229 883 1875 257 688 465 1395 698 2092 227 682 467 1361 681 2045 355 1133 357 2348 744 3471 219 636 376 1280 588 1921 182 549 253 1124 310 1704 61 619 374 1505-202 1875-563 362-287 1398-1162 1007l-93 31">
          <text:p/>
        </draw:path>
        <draw:path draw:style-name="gr9" draw:text-style-name="P2" draw:layer="layout" svg:width="12.129cm" svg:height="6.867cm" svg:x="4.872cm" svg:y="16.414cm" svg:viewBox="0 0 12130 6868" svg:d="M27 0c-1 849-31 1699 0 2548 22 638-201 1422 343 1911 751 676 1694 1086 2646 1372 585 175 1159 376 1764 441 840 90 1532 673 2401 588 1125-109 2253-96 3381-98 521-1 1045-1 1568 0">
          <text:p/>
        </draw:path>
        <draw:path draw:style-name="gr12" draw:text-style-name="P2" draw:layer="layout" svg:width="3.037cm" svg:height="0.201cm" draw:transform="rotate (-1.5707963267949) translate (18.7722772805925cm 24.204cm)" svg:viewBox="0 0 3038 202" svg:d="M0 6c553 54 1126-99 1666 98l539 49h490l343 49">
          <text:p/>
        </draw:path>
        <draw:path draw:style-name="gr13" draw:text-style-name="P2" draw:layer="layout" svg:width="13.081cm" svg:height="4.937cm" draw:transform="rotate (1.5707963267949) translate (3.53801605167082cm 16.61cm)" svg:viewBox="0 0 13082 4938" svg:d="M0 1312c939 17 849-1251 1960-1175 542 37 1084-124 1617-49 532 75 1442-472 1421 490-18 813 796 1776 1078 1224 365-713 850-894 1274-686 790 387 1392 1104 1910 1813 450 616 1127 694 1764 784 725 102 946 1038 1666 1225l392-441">
          <text:p/>
        </draw:path>
      </draw:page>
      <draw:page draw:name="page2" draw:style-name="dp1" draw:master-page-name="Default">
        <draw:frame draw:style-name="gr1" draw:text-style-name="P1" xml:id="id8" draw:id="id8" draw:layer="layout" svg:width="14.209cm" svg:height="10.668cm" svg:x="12.049cm" svg:y="16.24cm">
          <draw:image xlink:href="Pictures/1000020100000262000001CAC69CA85C34080C91.png" xlink:type="simple" xlink:show="embed" xlink:actuate="onLoad">
            <text:p/>
          </draw:image>
        </draw:frame>
        <draw:custom-shape draw:style-name="gr2" draw:text-style-name="P3" draw:layer="layout" svg:width="5.969cm" svg:height="2.159cm" svg:x="2.016cm" svg:y="2.143cm">
          <text:p text:style-name="P3">3.3V power</text:p>
          <text:p text:style-name="P3">+ <text:s text:c="23"/>-</text:p>
          <draw:enhanced-geometry svg:viewBox="0 0 21600 21600" draw:type="rectangle" draw:enhanced-path="M 0 0 L 21600 0 21600 21600 0 21600 0 0 Z N"/>
        </draw:custom-shape>
        <draw:custom-shape draw:style-name="gr3" draw:text-style-name="P3" xml:id="id5" draw:id="id5" draw:layer="layout" svg:width="5.08cm" svg:height="1.143cm" svg:x="8.874cm" svg:y="16.24cm">
          <text:p text:style-name="P3">Resistor 10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3" draw:layer="layout" svg:width="4.699cm" svg:height="4.699cm" svg:x="4.556cm" svg:y="11.795cm" draw:kind="cut" draw:start-angle="358.57" draw:end-angle="182.52">
          <text:p text:style-name="P3">DS18B20+</text:p>
          <text:p text:style-name="P3">- <text:s text:c="2"/>S <text:s text:c="2"/>+</text:p>
        </draw:circle>
        <draw:connector draw:style-name="gr10" draw:text-style-name="P1" draw:layer="layout" svg:x1="6.957cm" svg:y1="15.14cm" svg:x2="6.712cm" svg:y2="20.138cm" svg:d="M6957 15140v2499h-245v2499" svg:viewBox="0 0 246 4999">
          <text:p/>
        </draw:connector>
        <draw:connector draw:style-name="gr10" draw:text-style-name="P1" draw:layer="layout" svg:x1="7.006cm" svg:y1="17.002cm" svg:x2="8.874cm" svg:y2="16.811cm" draw:end-shape="id5" draw:end-glue-point="3" svg:d="M7006 17002h684v-191h1184" svg:viewBox="0 0 1869 192">
          <text:p/>
        </draw:connector>
        <draw:connector draw:style-name="gr10" draw:text-style-name="P1" xml:id="id7" draw:id="id7" draw:layer="layout" svg:x1="13.954cm" svg:y1="16.811cm" svg:x2="11.661cm" svg:y2="14.454cm" draw:start-shape="id5" draw:start-glue-point="1" svg:d="M13954 16811h502v-2357h-2795" svg:viewBox="0 0 2796 2358">
          <text:p/>
        </draw:connector>
        <draw:connector draw:style-name="gr7" draw:text-style-name="P1" draw:layer="layout" svg:x1="2.597cm" svg:y1="4.753cm" svg:x2="2.156cm" svg:y2="26.605cm" svg:d="M2597 4753v10926h-441v10926" svg:viewBox="0 0 442 21853">
          <text:p/>
        </draw:connector>
        <draw:connector draw:style-name="gr10" draw:text-style-name="P1" xml:id="id6" draw:id="id6" draw:layer="layout" svg:x1="2.94cm" svg:y1="11.073cm" svg:x2="9.407cm" svg:y2="11.073cm" svg:d="M2940 11073h6467" svg:viewBox="0 0 6468 1">
          <text:p/>
        </draw:connector>
        <draw:connector draw:style-name="gr10" draw:text-style-name="P1" draw:layer="layout" svg:x1="9.407cm" svg:y1="11.073cm" svg:x2="11.661cm" svg:y2="14.454cm" draw:start-shape="id6" draw:start-glue-point="3" draw:end-shape="id7" draw:end-glue-point="3" svg:d="M9407 11073v1691h2254v1690" svg:viewBox="0 0 2255 3382">
          <text:p/>
        </draw:connector>
        <draw:connector draw:style-name="gr10" draw:text-style-name="P1" draw:layer="layout" svg:x1="8.133cm" svg:y1="14.65cm" svg:x2="11.661cm" svg:y2="14.454cm" draw:end-shape="id7" draw:end-glue-point="3" svg:d="M8133 14650h1514v-196h2014" svg:viewBox="0 0 3529 197">
          <text:p/>
        </draw:connector>
        <draw:path draw:style-name="gr9" draw:text-style-name="P2" draw:layer="layout" svg:width="0.757cm" svg:height="0.172cm" draw:transform="rotate (-1.46014245221846) translate (8.09834404315066cm 13.9950734307138cm)" svg:viewBox="0 0 758 173" svg:d="M0 162l541 11 217-173">
          <text:p/>
        </draw:path>
        <draw:path draw:style-name="gr9" draw:text-style-name="P2" draw:layer="layout" svg:width="1.281cm" svg:height="0.406cm" draw:transform="rotate (1.4463543511277) translate (6.60183217620843cm 15.1384433173712cm)" svg:viewBox="0 0 1282 407" svg:d="M0 407l541-18 480-109 261-280">
          <text:p/>
        </draw:path>
        <draw:path draw:style-name="gr9" draw:text-style-name="P2" draw:layer="layout" svg:width="2.106cm" svg:height="0.991cm" draw:transform="rotate (-1.5707963267949) translate (5.89118521664252cm 14.307cm)" svg:viewBox="0 0 2107 992" svg:d="M0 12c580 58 1227-187 1715 294l392 490v196">
          <text:p/>
        </draw:path>
        <draw:connector draw:style-name="gr10" draw:text-style-name="P1" draw:layer="layout" svg:x1="26.258cm" svg:y1="21.574cm" svg:x2="26.258cm" svg:y2="21.574cm" draw:start-shape="id8" draw:end-shape="id8" svg:d="M26258 21574z" svg:viewBox="0 0 1 1">
          <text:p/>
        </draw:connector>
        <draw:path draw:style-name="gr9" draw:text-style-name="P2" draw:layer="layout" svg:width="10.855cm" svg:height="3.118cm" svg:x="6.957cm" svg:y="20.106cm" svg:viewBox="0 0 10856 3119" svg:d="M0 32c865 0 1735-72 2597 0 711 59 1399 271 2107 392 635 109 1265 263 1911 245 586-17 1184-101 1764 0 616 107 1426-454 1764 637 162 524 859 911 686 1519v294">
          <text:p/>
        </draw:path>
        <draw:path draw:style-name="gr9" draw:text-style-name="P2" draw:layer="layout" svg:width="7.497cm" svg:height="16.868cm" draw:transform="skewX (5.89030547728625E-017) rotate (-1.89246050793745) translate (19.8744084679806cm 24.2631191305429cm)" svg:viewBox="0 0 7498 16869" svg:d="M0 187c586-76 1194 18 1766-124 655-162 1392-43 1689 729 249 646 643 1229 883 1875 257 688 465 1395 698 2092 227 682 467 1361 681 2045 355 1133 357 2348 744 3471 219 636 376 1280 588 1921 182 549 253 1124 310 1704 61 619 374 1505-202 1875-563 362-287 1398-1162 1007l-93 31">
          <text:p/>
        </draw:path>
        <draw:path draw:style-name="gr9" draw:text-style-name="P2" draw:layer="layout" svg:width="12.129cm" svg:height="6.867cm" svg:x="4.872cm" svg:y="16.414cm" svg:viewBox="0 0 12130 6868" svg:d="M27 0c-1 849-31 1699 0 2548 22 638-201 1422 343 1911 751 676 1694 1086 2646 1372 585 175 1159 376 1764 441 840 90 1532 673 2401 588 1125-109 2253-96 3381-98 521-1 1045-1 1568 0">
          <text:p/>
        </draw:path>
        <draw:path draw:style-name="gr9" draw:text-style-name="P2" draw:layer="layout" svg:width="3.037cm" svg:height="0.201cm" draw:transform="rotate (-1.5707963267949) translate (18.7722772805925cm 24.204cm)" svg:viewBox="0 0 3038 202" svg:d="M0 6c553 54 1126-99 1666 98l539 49h490l343 49">
          <text:p/>
        </draw:path>
        <draw:path draw:style-name="gr13" draw:text-style-name="P2" draw:layer="layout" svg:width="13.081cm" svg:height="4.937cm" draw:transform="rotate (1.5707963267949) translate (3.53801605167082cm 16.61cm)" svg:viewBox="0 0 13082 4938" svg:d="M0 1312c939 17 849-1251 1960-1175 542 37 1084-124 1617-49 532 75 1442-472 1421 490-18 813 796 1776 1078 1224 365-713 850-894 1274-686 790 387 1392 1104 1910 1813 450 616 1127 694 1764 784 725 102 946 1038 1666 1225l392-44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06T23:23:40.552732988</meta:creation-date>
    <dc:date>2021-01-06T23:38:58.627047167</dc:date>
    <meta:editing-duration>PT4M57S</meta:editing-duration>
    <meta:editing-cycles>1</meta:editing-cycles>
    <meta:document-statistic meta:object-count="40"/>
    <meta:generator>LibreOffice/5.1.6.2$Linux_X86_64 LibreOffice_project/10m0$Build-2</meta:generator>
  </office:meta>
</office:document-meta>
</file>